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Standard">
      <style:text-properties style:font-name="Courier New" fo:font-size="8pt" style:font-size-asian="8pt" style:font-name-complex="Courier New"/>
    </style:style>
    <style:style style:name="P3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4" style:family="paragraph" style:parent-style-name="Standard" style:list-style-name="WW8Num11">
      <style:paragraph-properties fo:text-align="justify" style:justify-single-word="false"/>
    </style:style>
    <style:style style:name="P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8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style:font-name="Courier New" fo:font-size="8pt" style:font-size-asian="8pt" style:font-name-complex="Courier New"/>
    </style:style>
    <style:style style:name="T3" style:family="text">
      <style:text-properties style:font-name="Courier New" fo:font-size="8pt" fo:language="en" fo:country="US" style:font-size-asian="8pt" style:font-name-complex="Courier New"/>
    </style:style>
    <style:style style:name="T4" style:family="text">
      <style:text-properties style:font-name="Courier New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" text:outline-level="1">записки хакера (разное)</text:h>
      <text:p text:style-name="Standard">крис касперски ака мыщъх, no email</text:p>
      <text:h text:style-name="Heading_20_2" text:outline-level="2">сортировка списков</text:h>
      <text:p text:style-name="P5">Списки — популярные и во многом интересные структуры данных. Они естественным образом поддерживают быструю вставку и удаление элементов, но ни в одном известном мне руководстве не затрагиваются вопросы их сортировки. Ну да, конечно, в библиотеке STL есть класс list с готовым методом stort. Пользуйся<text:span text:style-name="T1"> </text:span>– не хочу! Но универсальное решение по определению не есть хорошее. Это раз. Не все все программисты <text:s/>пользуются STL — это два. Наконец, в Си ничего подобного и в помине нет<text:span text:style-name="T1"> </text:span>– это три. К тому же было бы полным непрофессионализмом взвывать list::sort, не задумываясь о том, как он работает. А правда, как? Давайте, не подглядывая в исходный код STL, попытаемся реализовать сортировку список самостоятельно.</text:p>
      <text:p text:style-name="P5">Начнем с того, что отсортировать список тривиальным вызовом qsort не удастся, поскольку она рассчитывает, что следующий сортируемый элемент расположен непосредственно за концом предыдущего. При обработке массивов все так и происходит, но списки ведут себя иначе. Малого того, что элементы списка могут размещаться в памяти в каком угодно порядке, нет никаких гарантий, что за концом какого-то элемента находится действительный элемент!</text:p>
      <text:p text:style-name="P5">Рассмотрим следующий пример:</text:p>
      <text:p text:style-name="Standard"/>
      <text:p text:style-name="P3">struct LIST *last_record = 0;</text:p>
      <text:p text:style-name="P3">strict LIST *list = (struct LIST*) malloc(sizeof(struct LIST));</text:p>
      <text:p text:style-name="P3"/>
      <text:p text:style-name="P3">for(a=0;a&lt;N; a++)</text:p>
      <text:p text:style-name="P3">{</text:p>
      <text:p text:style-name="P3"><text:tab/>list-&gt;val = a;</text:p>
      <text:p text:style-name="P3"><text:tab/>list-&gt;next_record = (struct LIST*) malloc(sizeof(struct LIST));</text:p>
      <text:p text:style-name="P3"><text:tab/>list = list-&gt;next_record;</text:p>
      <text:p text:style-name="P3">} list-&gt;val=a; list-&gt;next_record = 0;</text:p>
      <text:p text:style-name="P8">Листинг <text:sequence text:ref-name="refЛистинг0" text:name="Листинг" text:formula="ooow:Листинг+1" style:num-format="1">1</text:sequence> кандидат на сортировку</text:p>
      <text:p text:style-name="P5">Допустим, нам необходимо отсортировать список так, чтобы последующий элемент имел большее или такое же значение <text:span text:style-name="T1">val</text:span>. Как это сделать? Алгоритм сортировки прост как косяк: перегоняем списки в массив, сортируем его как обычно, затем либо уничтожаем несортированный список и создаем новый, либо "натягиваем" отсортированный массив на уже существующий "скелет", т.е. используем уже выделенные блоки памяти. Естественно, последний способ работает _намного_ быстрее! Демонстрационная программа для сортировки прилагается.</text:p>
      <text:p text:style-name="Standard"/>
      <text:h text:style-name="Heading_20_2" text:outline-level="2">двух маршрутные списки</text:h>
      <text:p text:style-name="P5">В тех случаях, когда требуется осуществить ту или иную выборку элементов из списка для их последующей обработки (проще говоря _фильтрацию_), то можно пойти двумя путями:</text:p>
      <text:p text:style-name="P6"/>
      <text:list xml:id="list3205019706429419295" text:style-name="WW8Num11">
        <text:list-item>
          <text:p text:style-name="P4">вернуть отфильтрованные элементы в отдельном списке (что имеет тот недостаток, что понапрасну расходует память, а при "многокаскадной" фильтрации мы рискуем окончательно запутаться в куче списков);</text:p>
        </text:list-item>
        <text:list-item>
          <text:p text:style-name="P4">помимо поля <text:span text:style-name="T4">struct LIST *next_record</text:span> добавить еще одно поле "<text:span text:style-name="T4">struct LIST *next_filtred__record</text:span>" В таком случае мы будем иметь дело всего лишь с _одним_ списком, содержащим как оригинальные, так и отфильтрованные данные.</text:p>
        </text:list-item>
      </text:list>
      <text:p text:style-name="P7"/>
      <text:p text:style-name="P5">Естественно, еще потребуется поле "<text:span text:style-name="T4">struct LIST* first_filtred_record</text:span>", содержащее указатель на первый отфильтрованный элемент списка. Оно необходимо затем, что первый элемент оригинального списка не обязательно будет совпадать с первым отфильтрованным элементом. К тому же "двух маршрутные" списки естественным образом поддерживают "каскадную" фильтрацию. В самом деле, мы сканируем список, перескакивая по <text:soft-page-break/>полям "<text:span text:style-name="T4">next_filtred_record</text:span>", и, если следующий элемент не проходит через фильтра, то предыдущая ссылка перескакивает наперед. Так же, очевидно, что нам потребуется два набора функций для работы с двумя маршрутами.</text:p>
      <text:h text:style-name="Heading_20_2" text:outline-level="2">обработка ошибки выделения памяти</text:h>
      <text:p text:style-name="P5">Постоянная проверка успешности выполнения интенсивно используемых функций во-первых, слишком утомительна, во-вторых, загромождает <text:s/>исходный <text:s/>текст, и, в-третьих, приводит к неоправданному увеличению объема откомпилированного кода программы.</text:p>
      <text:p text:style-name="Standard"/>
      <text:p text:style-name="P2"><text:tab/>char *p;</text:p>
      <text:p text:style-name="Standard"><text:span text:style-name="T2"><text:tab/></text:span><text:span text:style-name="T3">p = malloc(BLOCK_SIZE);</text:span></text:p>
      <text:p text:style-name="Standard"><text:span text:style-name="T3"><text:tab/></text:span><text:span text:style-name="T2">if (p==0)</text:span></text:p>
      <text:p text:style-name="P2"><text:tab/>{</text:p>
      <text:p text:style-name="P2"><text:tab/><text:tab/>fprintf(stderr,"-ERR: недостаточно памяти для продолжения операци\n");</text:p>
      <text:p text:style-name="P2"><text:tab/><text:tab/>_exit();</text:p>
      <text:p text:style-name="P2"><text:tab/>}</text:p>
      <text:p text:style-name="P8">Листинг <text:sequence text:ref-name="refЛистинг1" text:name="Листинг" text:formula="ooow:Листинг+1" style:num-format="1">2</text:sequence> пример неудачной проверки успешности выделения памяти</text:p>
      <text:p text:style-name="P5">Кстати говоря, следующий код: "<text:span text:style-name="T4">p = malloc(x); if (!p) return 0;</text:span>" даже хуже, чем отсутствие проверки вообще, т. к. при обращении к нулевому указателю <text:span text:style-name="T1">Windows</text:span> хоть выругается, указав на место сбоя, а такая кривая проверка просто тихо кончит программу...</text:p>
      <text:p text:style-name="P5">Решение заключается в создании "оберток" для интенсивно используемых функций, проверяющих успешность завершения вызываемой ими функции и при необходимости рапортующих об ошибке с завершением программы или передающих управление соответствующему обработчику данной аварийной ситуации.</text:p>
      <text:p text:style-name="Standard"/>
      <text:p text:style-name="P3">void* my_malloc(int x)</text:p>
      <text:p text:style-name="P3">{</text:p>
      <text:p text:style-name="P3"><text:tab/>int *z;</text:p>
      <text:p text:style-name="P3"><text:tab/>z=malloc(x);</text:p>
      <text:p text:style-name="P3"><text:tab/>if (!z) GlobalError_and_save</text:p>
      <text:p text:style-name="P2">}</text:p>
      <text:p text:style-name="P8">Листинг <text:sequence text:ref-name="refЛистинг2" text:name="Листинг" text:formula="ooow:Листинг+1" style:num-format="1">3</text:sequence> корректная "обертка" вокруг функции <text:span text:style-name="T1">malloc</text:span>()</text:p>
      <text:p text:style-name="P5">Между прочим, виртуальная память не безгранична и иногда она неожиданно кончается. Попытка выделения нового блока посредством malloc дает ошибку. В этой ситуации очень важно корректно сохранить все не сохраненные данные и выйти. А как быть если для сохранения требуется определенное кол-во памяти? Да очень просто! при старте программы выделяем malloc'ом столько памяти, сколько ее может потребоваться для аварийного сохранения. если нас обломают на память, то просто не запускаемся а с ругательством сваливаем. затем, при нехватке памяти просто сохраняемся (необходимая память у нас есть) и все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8-31T07:54:00</dc:date>
    <meta:editing-cycles>50</meta:editing-cycles>
    <meta:editing-duration>PT32M</meta:editing-duration>
    <meta:document-statistic meta:table-count="0" meta:image-count="0" meta:object-count="0" meta:page-count="2" meta:paragraph-count="41" meta:word-count="671" meta:character-count="4998" meta:non-whitespace-character-count="4348"/>
    <meta:generator>LibreOffice/5.2.3.3$Linux_X86_64 LibreOffice_project/20m0$Build-3</meta:generator>
  </office:meta>
</office:document-meta>
</file>